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position="0% 100%" fo:font-size="13pt" style:text-underline-style="solid" style:text-underline-width="auto" style:text-underline-color="font-color" fo:font-weight="bold" officeooo:rsid="0003cd44" officeooo:paragraph-rsid="0003cd44" style:font-size-asian="13pt" style:font-weight-asian="bold" style:font-size-complex="13pt" style:font-weight-complex="bold"/>
    </style:style>
    <style:style style:name="P2" style:family="paragraph" style:parent-style-name="Standard">
      <style:text-properties style:text-position="0% 100%" fo:font-size="13pt" style:text-underline-style="none" fo:font-weight="normal" officeooo:rsid="0003cd44" officeooo:paragraph-rsid="0003cd44" style:font-size-asian="13pt" style:font-weight-asian="normal" style:font-size-complex="13pt" style:font-weight-complex="normal"/>
    </style:style>
    <style:style style:name="P3" style:family="paragraph" style:parent-style-name="Standard">
      <style:text-properties style:text-position="0% 100%" fo:font-size="12pt" style:text-underline-style="none" fo:font-weight="normal" officeooo:rsid="0005ada8" officeooo:paragraph-rsid="0005ada8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text-position="0% 100%" fo:font-size="12pt" style:text-underline-style="none" fo:font-weight="normal" officeooo:rsid="00426034" officeooo:paragraph-rsid="00426034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text-position="0% 100%" fo:font-size="12pt" style:text-underline-style="none" fo:font-weight="normal" officeooo:rsid="0042f720" officeooo:paragraph-rsid="0042f720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text-position="0% 100%" fo:font-size="12pt" style:text-underline-style="none" fo:font-weight="normal" officeooo:rsid="00479728" officeooo:paragraph-rsid="00479728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text-position="0% 100%" fo:font-size="12pt" style:text-underline-style="none" fo:font-weight="normal" officeooo:rsid="00557076" officeooo:paragraph-rsid="00557076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text-position="0% 100%" fo:font-size="12pt" style:text-underline-style="none" fo:font-weight="normal" officeooo:rsid="00573f7d" officeooo:paragraph-rsid="00573f7d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text-position="0% 100%" fo:font-size="12pt" style:text-underline-style="none" fo:font-weight="normal" officeooo:rsid="00398bdf" officeooo:paragraph-rsid="00398bdf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text-position="0% 100%" fo:font-size="12pt" style:text-underline-style="none" fo:font-weight="bold" officeooo:rsid="0046213b" officeooo:paragraph-rsid="0046213b" style:font-size-asian="12pt" style:font-weight-asian="bold" style:font-size-complex="12pt" style:font-weight-complex="bold"/>
    </style:style>
    <style:style style:name="P11" style:family="paragraph" style:parent-style-name="Standard">
      <style:text-properties style:text-position="0% 100%" fo:font-size="12pt" fo:font-style="normal" style:text-underline-style="none" fo:font-weight="normal" officeooo:rsid="0005ada8" officeooo:paragraph-rsid="0005ada8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style:text-position="0% 100%" fo:font-size="12pt" fo:font-style="normal" style:text-underline-style="none" fo:font-weight="normal" officeooo:rsid="00083f79" officeooo:paragraph-rsid="00083f79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text-position="0% 100%" fo:font-size="12pt" fo:font-style="normal" style:text-underline-style="none" fo:font-weight="normal" officeooo:rsid="00451db3" officeooo:paragraph-rsid="0042f720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style:text-position="0% 100%" fo:font-size="12pt" fo:font-style="italic" style:text-underline-style="none" fo:font-weight="normal" officeooo:rsid="00451db3" officeooo:paragraph-rsid="00451db3" style:font-size-asian="12pt" style:font-style-asian="italic" style:font-weight-asian="normal" style:font-size-complex="12pt" style:font-style-complex="italic" style:font-weight-complex="normal"/>
    </style:style>
    <style:style style:name="P15" style:family="paragraph" style:parent-style-name="Standard">
      <style:text-properties style:text-position="0% 100%" fo:font-size="12pt" fo:font-style="italic" style:text-underline-style="none" fo:font-weight="normal" officeooo:rsid="00451db3" officeooo:paragraph-rsid="00479728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text-properties style:text-position="0% 100%" fo:font-size="12pt" fo:font-style="italic" style:text-underline-style="none" fo:font-weight="bold" officeooo:rsid="004d14a4" officeooo:paragraph-rsid="004d14a4" style:font-size-asian="12pt" style:font-style-asian="italic" style:font-weight-asian="bold" style:font-size-complex="12pt" style:font-style-complex="italic" style:font-weight-complex="bold"/>
    </style:style>
    <style:style style:name="P17" style:family="paragraph" style:parent-style-name="Text_20_body">
      <style:text-properties officeooo:paragraph-rsid="0006f897"/>
    </style:style>
    <style:style style:name="P18" style:family="paragraph" style:parent-style-name="Text_20_body">
      <style:text-properties officeooo:rsid="0006f897" officeooo:paragraph-rsid="0035c4ec"/>
    </style:style>
    <style:style style:name="P19" style:family="paragraph" style:parent-style-name="Text_20_body">
      <style:text-properties fo:color="#8d1d75" loext:opacity="100%" fo:font-size="11pt" fo:font-weight="bold" officeooo:paragraph-rsid="003776e2" style:font-size-asian="11pt" style:font-weight-asian="bold" style:font-size-complex="11pt" style:font-weight-complex="bold"/>
    </style:style>
    <style:style style:name="P20" style:family="paragraph" style:parent-style-name="Standard">
      <style:text-properties fo:color="#8d1d75" loext:opacity="100%" fo:font-size="11pt" fo:font-weight="bold" officeooo:paragraph-rsid="003776e2" style:font-size-asian="11pt" style:font-weight-asian="bold" style:font-size-complex="11pt" style:font-weight-complex="bold"/>
    </style:style>
    <style:style style:name="P21" style:family="paragraph" style:parent-style-name="Standard">
      <style:text-properties fo:color="#8d1d75" loext:opacity="100%" fo:font-size="11pt" fo:font-weight="bold" officeooo:paragraph-rsid="0035c9b2" style:font-size-asian="11pt" style:font-weight-asian="bold" style:font-size-complex="11pt" style:font-weight-complex="bold"/>
    </style:style>
    <style:style style:name="P22" style:family="paragraph" style:parent-style-name="Standard">
      <style:text-properties fo:color="#8d1d75" loext:opacity="100%" fo:font-size="11pt" fo:font-weight="bold" officeooo:paragraph-rsid="00451db3" style:font-size-asian="11pt" style:font-weight-asian="bold" style:font-size-complex="11pt" style:font-weight-complex="bold"/>
    </style:style>
    <style:style style:name="P23" style:family="paragraph" style:parent-style-name="Text_20_body">
      <style:text-properties fo:color="#8d1d75" loext:opacity="100%" fo:font-size="11pt" fo:font-style="normal" style:text-underline-style="none" fo:font-weight="bold" officeooo:rsid="00398bdf" officeooo:paragraph-rsid="003776e2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style:text-properties fo:color="#8d1d75" loext:opacity="100%" fo:font-size="11pt" fo:font-style="normal" style:text-underline-style="none" fo:font-weight="bold" officeooo:rsid="001c9279" officeooo:paragraph-rsid="0035c9b2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style:text-properties fo:color="#8d1d75" loext:opacity="100%" fo:font-size="11pt" fo:font-style="normal" style:text-underline-style="none" fo:font-weight="bold" officeooo:rsid="001c9279" officeooo:paragraph-rsid="0039e84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text-properties fo:color="#8d1d75" loext:opacity="100%" style:text-position="0% 100%" fo:font-size="12pt" fo:font-style="italic" style:text-underline-style="none" fo:font-weight="normal" officeooo:rsid="0054245f" officeooo:paragraph-rsid="0054245f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fo:color="#8d1d75" loext:opacity="100%" style:text-position="0% 100%" fo:font-size="12pt" fo:font-style="italic" style:text-underline-style="none" fo:font-weight="normal" officeooo:rsid="0054245f" officeooo:paragraph-rsid="00554112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Standard">
      <style:text-properties officeooo:rsid="00426034" officeooo:paragraph-rsid="00426034"/>
    </style:style>
    <style:style style:name="P29" style:family="paragraph" style:parent-style-name="Standard">
      <style:text-properties officeooo:rsid="0042f720" officeooo:paragraph-rsid="0042f720"/>
    </style:style>
    <style:style style:name="P30" style:family="paragraph" style:parent-style-name="Standard">
      <style:text-properties fo:color="#ff8000" loext:opacity="100%" style:text-position="0% 100%" fo:font-size="12pt" fo:font-style="italic" style:text-underline-style="none" fo:font-weight="bold" officeooo:rsid="0046213b" officeooo:paragraph-rsid="0046213b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text-properties style:use-window-font-color="true" loext:opacity="0%" style:text-position="0% 100%" fo:font-size="12pt" fo:font-style="normal" style:text-underline-style="none" fo:font-weight="bold" officeooo:rsid="0046213b" officeooo:paragraph-rsid="0046213b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text-properties style:use-window-font-color="true" loext:opacity="0%" style:text-position="0% 100%" fo:font-size="12pt" fo:font-style="normal" style:text-underline-style="none" fo:font-weight="bold" officeooo:rsid="00479728" officeooo:paragraph-rsid="00479728" style:font-size-asian="12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text-properties style:use-window-font-color="true" loext:opacity="0%" style:text-position="0% 100%" fo:font-size="12pt" fo:font-style="normal" style:text-underline-style="none" fo:font-weight="normal" officeooo:rsid="0054245f" officeooo:paragraph-rsid="0054245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use-window-font-color="true" loext:opacity="0%" style:text-position="0% 100%" fo:font-size="12pt" fo:font-style="normal" style:text-underline-style="none" fo:font-weight="normal" officeooo:rsid="0054245f" officeooo:paragraph-rsid="00557076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">
      <style:text-properties officeooo:rsid="0042f720" officeooo:paragraph-rsid="0042f720"/>
    </style:style>
    <style:style style:name="P36" style:family="paragraph" style:parent-style-name="Standard" style:list-style-name="L1">
      <style:text-properties fo:font-style="normal" officeooo:rsid="0042f720" officeooo:paragraph-rsid="0042f720" style:font-style-asian="normal" style:font-style-complex="normal"/>
    </style:style>
    <style:style style:name="P37" style:family="paragraph" style:parent-style-name="Standard">
      <style:text-properties fo:color="#ff8000" loext:opacity="100%" style:text-position="0% 100%" fo:font-size="12pt" fo:font-style="italic" style:text-underline-style="none" fo:font-weight="normal" officeooo:rsid="0046213b" officeooo:paragraph-rsid="0046213b" style:font-size-asian="12pt" style:font-style-asian="italic" style:font-weight-asian="normal" style:font-size-complex="12pt" style:font-style-complex="italic" style:font-weight-complex="normal"/>
    </style:style>
    <style:style style:name="P38" style:family="paragraph" style:parent-style-name="Standard">
      <style:text-properties style:use-window-font-color="true" loext:opacity="0%" style:text-position="0% 100%" fo:font-size="12pt" fo:font-style="normal" style:text-underline-style="none" fo:font-weight="normal" officeooo:rsid="0046213b" officeooo:paragraph-rsid="0046213b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use-window-font-color="true" loext:opacity="0%" style:text-position="0% 100%" fo:font-size="12pt" fo:font-style="normal" style:text-underline-style="none" fo:font-weight="normal" officeooo:rsid="004a9b02" officeooo:paragraph-rsid="004a9b02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2">
      <style:text-properties style:text-position="0% 100%" fo:font-size="12pt" fo:font-style="italic" style:text-underline-style="none" fo:font-weight="normal" officeooo:rsid="004a9b02" officeooo:paragraph-rsid="004a9b02" style:font-size-asian="12pt" style:font-style-asian="italic" style:font-weight-asian="normal" style:font-size-complex="12pt" style:font-style-complex="italic" style:font-weight-complex="normal"/>
    </style:style>
    <style:style style:name="P41" style:family="paragraph" style:parent-style-name="Standard" style:list-style-name="L3">
      <style:text-properties style:text-position="0% 100%" fo:font-size="12pt" fo:font-style="italic" style:text-underline-style="none" fo:font-weight="normal" officeooo:rsid="004d14a4" officeooo:paragraph-rsid="004d14a4" style:font-size-asian="12pt" style:font-style-asian="italic" style:font-weight-asian="normal" style:font-size-complex="12pt" style:font-style-complex="italic" style:font-weight-complex="normal"/>
    </style:style>
    <style:style style:name="P42" style:family="paragraph" style:parent-style-name="Standard" style:list-style-name="L3">
      <style:text-properties style:text-position="0% 100%" fo:font-size="12pt" fo:font-style="italic" style:text-underline-style="none" fo:font-weight="normal" officeooo:rsid="00505d3d" officeooo:paragraph-rsid="00505d3d" style:font-size-asian="12pt" style:font-style-asian="italic" style:font-weight-asian="normal" style:font-size-complex="12pt" style:font-style-complex="italic" style:font-weight-complex="normal"/>
    </style:style>
    <style:style style:name="P43" style:family="paragraph" style:parent-style-name="Standard" style:list-style-name="L2">
      <style:text-properties style:text-position="0% 100%" fo:font-size="12pt" fo:font-style="normal" style:text-underline-style="none" fo:font-weight="normal" officeooo:rsid="004a9b02" officeooo:paragraph-rsid="004a9b02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2">
      <style:text-properties style:text-position="0% 100%" fo:font-size="12pt" fo:font-style="normal" style:text-underline-style="none" fo:font-weight="normal" officeooo:rsid="004a9b02" officeooo:paragraph-rsid="004c2389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text-properties fo:color="#780373" loext:opacity="100%" style:text-position="0% 100%" fo:font-size="12pt" fo:font-style="italic" style:text-underline-style="none" fo:font-weight="normal" officeooo:rsid="004c2389" officeooo:paragraph-rsid="0047972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6f897" style:font-style-asian="italic" style:font-style-complex="italic"/>
    </style:style>
    <style:style style:name="T3" style:family="text">
      <style:text-properties fo:font-style="italic" officeooo:rsid="00083f79" style:font-style-asian="italic" style:font-style-complex="italic"/>
    </style:style>
    <style:style style:name="T4" style:family="text">
      <style:text-properties fo:font-style="italic" officeooo:rsid="00426034" style:font-style-asian="italic" style:font-style-complex="italic"/>
    </style:style>
    <style:style style:name="T5" style:family="text">
      <style:text-properties fo:font-style="italic" officeooo:rsid="00557076" style:font-style-asian="italic" style:font-style-complex="italic"/>
    </style:style>
    <style:style style:name="T6" style:family="text">
      <style:text-properties fo:font-style="italic" style:text-underline-style="none" officeooo:rsid="002689c0" style:font-style-asian="italic" style:font-style-complex="italic"/>
    </style:style>
    <style:style style:name="T7" style:family="text">
      <style:text-properties fo:font-style="italic" style:text-underline-style="none" officeooo:rsid="003776e2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06f897" style:font-style-asian="normal" style:font-style-complex="normal"/>
    </style:style>
    <style:style style:name="T11" style:family="text">
      <style:text-properties fo:font-style="normal" officeooo:rsid="001c9279" style:font-style-asian="normal" style:font-style-complex="normal"/>
    </style:style>
    <style:style style:name="T12" style:family="text">
      <style:text-properties fo:font-style="normal" officeooo:rsid="0042f720" style:font-style-asian="normal" style:font-style-complex="normal"/>
    </style:style>
    <style:style style:name="T13" style:family="text">
      <style:text-properties fo:font-style="normal" style:text-underline-style="none" officeooo:rsid="001c9279" style:font-style-asian="normal" style:font-style-complex="normal"/>
    </style:style>
    <style:style style:name="T14" style:family="text">
      <style:text-properties fo:font-style="normal" style:text-underline-style="none" officeooo:rsid="00323173" style:font-style-asian="normal" style:font-style-complex="normal"/>
    </style:style>
    <style:style style:name="T15" style:family="text">
      <style:text-properties fo:font-style="normal" style:text-underline-style="none" officeooo:rsid="001d39c5" style:font-style-asian="normal" style:font-style-complex="normal"/>
    </style:style>
    <style:style style:name="T16" style:family="text">
      <style:text-properties fo:font-style="normal" style:text-underline-style="none" officeooo:rsid="003776e2" style:font-style-asian="normal" style:font-style-complex="normal"/>
    </style:style>
    <style:style style:name="T17" style:family="text">
      <style:text-properties fo:font-style="normal" style:text-underline-style="none" officeooo:rsid="0037b292" style:font-style-asian="normal" style:font-style-complex="normal"/>
    </style:style>
    <style:style style:name="T18" style:family="text">
      <style:text-properties fo:font-style="normal" style:text-underline-style="none" officeooo:rsid="00398bdf" style:font-style-asian="normal" style:font-style-complex="normal"/>
    </style:style>
    <style:style style:name="T19" style:family="text">
      <style:text-properties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style:text-position="0% 100%" fo:font-size="12pt" style:text-underline-style="none" fo:font-weight="normal" officeooo:rsid="0005ada8" style:font-size-asian="12pt" style:font-weight-asian="normal" style:font-size-complex="12pt" style:font-weight-complex="normal"/>
    </style:style>
    <style:style style:name="T21" style:family="text">
      <style:text-properties style:text-position="0% 100%" fo:font-size="12pt" style:text-underline-style="none" fo:font-weight="normal" officeooo:rsid="0006f897" style:font-size-asian="12pt" style:font-weight-asian="normal" style:font-size-complex="12pt" style:font-weight-complex="normal"/>
    </style:style>
    <style:style style:name="T22" style:family="text">
      <style:text-properties style:text-position="0% 100%" fo:font-size="12pt" style:text-underline-style="none" fo:font-weight="normal" officeooo:rsid="000a8d0b" style:font-size-asian="12pt" style:font-weight-asian="normal" style:font-size-complex="12pt" style:font-weight-complex="normal"/>
    </style:style>
    <style:style style:name="T23" style:family="text">
      <style:text-properties style:text-position="0% 100%" fo:font-size="12pt" style:text-underline-style="none" fo:font-weight="normal" officeooo:rsid="000ee67d" style:font-size-asian="12pt" style:font-weight-asian="normal" style:font-size-complex="12pt" style:font-weight-complex="normal"/>
    </style:style>
    <style:style style:name="T24" style:family="text">
      <style:text-properties style:text-position="0% 100%" fo:font-size="12pt" style:text-underline-style="none" fo:font-weight="normal" officeooo:rsid="000fc064" style:font-size-asian="12pt" style:font-weight-asian="normal" style:font-size-complex="12pt" style:font-weight-complex="normal"/>
    </style:style>
    <style:style style:name="T25" style:family="text">
      <style:text-properties style:text-position="0% 100%" fo:font-size="12pt" style:text-underline-style="none" fo:font-weight="normal" officeooo:rsid="0035c4ec" style:font-size-asian="12pt" style:font-weight-asian="normal" style:font-size-complex="12pt" style:font-weight-complex="normal"/>
    </style:style>
    <style:style style:name="T26" style:family="text">
      <style:text-properties style:text-position="0% 100%" fo:font-size="12pt" fo:font-style="italic" style:text-underline-style="none" fo:font-weight="normal" officeooo:rsid="0005ada8" style:font-size-asian="12pt" style:font-style-asian="italic" style:font-weight-asian="normal" style:font-size-complex="12pt" style:font-style-complex="italic" style:font-weight-complex="normal"/>
    </style:style>
    <style:style style:name="T27" style:family="text">
      <style:text-properties style:text-position="0% 100%" fo:font-size="12pt" fo:font-style="normal" style:text-underline-style="none" fo:font-weight="normal" officeooo:rsid="0005ada8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officeooo:rsid="0005ada8"/>
    </style:style>
    <style:style style:name="T29" style:family="text">
      <style:text-properties style:use-window-font-color="true" loext:opacity="0%"/>
    </style:style>
    <style:style style:name="T30" style:family="text">
      <style:text-properties style:use-window-font-color="true" loext:opacity="0%" fo:font-style="normal" style:text-underline-style="none" officeooo:rsid="00323173" style:font-style-asian="normal" style:font-style-complex="normal"/>
    </style:style>
    <style:style style:name="T31" style:family="text">
      <style:text-properties style:use-window-font-color="true" loext:opacity="0%" fo:font-style="normal" style:text-underline-style="none" fo:font-weight="normal" officeooo:rsid="00323173" style:font-style-asian="normal" style:font-weight-asian="normal" style:font-style-complex="normal" style:font-weight-complex="normal"/>
    </style:style>
    <style:style style:name="T32" style:family="text">
      <style:text-properties style:use-window-font-color="true" loext:opacity="0%" fo:font-style="normal" style:text-underline-style="none" fo:font-weight="normal" officeooo:rsid="003b683e" style:font-style-asian="normal" style:font-weight-asian="normal" style:font-style-complex="normal" style:font-weight-complex="normal"/>
    </style:style>
    <style:style style:name="T33" style:family="text">
      <style:text-properties style:use-window-font-color="true" loext:opacity="0%" fo:font-style="normal" style:text-underline-style="none" fo:font-weight="normal" officeooo:rsid="0037b292" style:font-style-asian="normal" style:font-weight-asian="normal" style:font-style-complex="normal" style:font-weight-complex="normal"/>
    </style:style>
    <style:style style:name="T34" style:family="text">
      <style:text-properties style:use-window-font-color="true" loext:opacity="0%" fo:font-style="normal" style:text-underline-style="none" fo:font-weight="normal" officeooo:rsid="00451db3" style:font-style-asian="normal" style:font-weight-asian="normal" style:font-style-complex="normal" style:font-weight-complex="normal"/>
    </style:style>
    <style:style style:name="T35" style:family="text">
      <style:text-properties style:use-window-font-color="true" loext:opacity="0%" fo:font-style="normal" style:font-style-asian="normal" style:font-style-complex="normal"/>
    </style:style>
    <style:style style:name="T36" style:family="text">
      <style:text-properties style:use-window-font-color="true" loext:opacity="0%" fo:font-style="normal" officeooo:rsid="0042f720" style:font-style-asian="normal" style:font-style-complex="normal"/>
    </style:style>
    <style:style style:name="T37" style:family="text">
      <style:text-properties style:use-window-font-color="true" loext:opacity="0%" fo:font-style="normal" officeooo:rsid="0046213b" style:font-style-asian="normal" style:font-style-complex="normal"/>
    </style:style>
    <style:style style:name="T38" style:family="text">
      <style:text-properties style:use-window-font-color="true" loext:opacity="0%" fo:font-style="normal" officeooo:rsid="00479728" style:font-style-asian="normal" style:font-style-complex="normal"/>
    </style:style>
    <style:style style:name="T39" style:family="text">
      <style:text-properties style:use-window-font-color="true" loext:opacity="0%" fo:font-style="normal" officeooo:rsid="004a9b02" style:font-style-asian="normal" style:font-style-complex="normal"/>
    </style:style>
    <style:style style:name="T40" style:family="text">
      <style:text-properties style:use-window-font-color="true" loext:opacity="0%" fo:font-style="normal" officeooo:rsid="004c2389" style:font-style-asian="normal" style:font-style-complex="normal"/>
    </style:style>
    <style:style style:name="T41" style:family="text">
      <style:text-properties style:use-window-font-color="true" loext:opacity="0%" fo:font-style="italic" officeooo:rsid="004c2389" style:font-style-asian="italic" style:font-style-complex="italic"/>
    </style:style>
    <style:style style:name="T42" style:family="text">
      <style:text-properties style:use-window-font-color="true" loext:opacity="0%" fo:font-weight="normal" style:font-weight-asian="normal" style:font-weight-complex="normal"/>
    </style:style>
    <style:style style:name="T43" style:family="text">
      <style:text-properties style:use-window-font-color="true" loext:opacity="0%" officeooo:rsid="004c2389"/>
    </style:style>
    <style:style style:name="T44" style:family="text">
      <style:text-properties style:use-window-font-color="true" loext:opacity="0%" fo:font-size="11pt" fo:font-style="italic" officeooo:rsid="004c2389" style:font-size-asian="11pt" style:font-style-asian="italic" style:font-size-complex="11pt" style:font-style-complex="italic"/>
    </style:style>
    <style:style style:name="T45" style:family="text">
      <style:text-properties style:use-window-font-color="true" loext:opacity="0%" fo:font-size="11pt" officeooo:rsid="004c2389" style:font-size-asian="11pt" style:font-size-complex="11pt"/>
    </style:style>
    <style:style style:name="T46" style:family="text">
      <style:text-properties style:use-window-font-color="true" loext:opacity="0%" officeooo:rsid="004f1789"/>
    </style:style>
    <style:style style:name="T47" style:family="text">
      <style:text-properties style:use-window-font-color="true" loext:opacity="0%" officeooo:rsid="00505d3d"/>
    </style:style>
    <style:style style:name="T48" style:family="text">
      <style:text-properties style:use-window-font-color="true" loext:opacity="0%" officeooo:rsid="00515b80"/>
    </style:style>
    <style:style style:name="T49" style:family="text">
      <style:text-properties officeooo:rsid="00323173"/>
    </style:style>
    <style:style style:name="T50" style:family="text">
      <style:text-properties officeooo:rsid="0035c4ec"/>
    </style:style>
    <style:style style:name="T51" style:family="text">
      <style:text-properties officeooo:rsid="0039e84c"/>
    </style:style>
    <style:style style:name="T52" style:family="text">
      <style:text-properties officeooo:rsid="0042f720"/>
    </style:style>
    <style:style style:name="T53" style:family="text">
      <style:text-properties fo:color="#8d1d75" loext:opacity="100%"/>
    </style:style>
    <style:style style:name="T54" style:family="text">
      <style:text-properties fo:color="#8d1d75" loext:opacity="100%" fo:font-style="italic" style:font-style-asian="italic" style:font-style-complex="italic"/>
    </style:style>
    <style:style style:name="T55" style:family="text">
      <style:text-properties fo:color="#8d1d75" loext:opacity="100%" fo:font-style="normal" style:font-style-asian="normal" style:font-style-complex="normal"/>
    </style:style>
    <style:style style:name="T56" style:family="text">
      <style:text-properties fo:color="#8d1d75" loext:opacity="100%" fo:font-size="11pt" fo:font-style="italic" officeooo:rsid="003776e2" style:font-size-asian="11pt" style:font-style-asian="italic" style:font-size-complex="11pt" style:font-style-complex="italic"/>
    </style:style>
    <style:style style:name="T57" style:family="text">
      <style:text-properties fo:color="#8d1d75" loext:opacity="100%" fo:font-size="11pt" fo:font-style="italic" officeooo:rsid="002689c0" style:font-size-asian="11pt" style:font-style-asian="italic" style:font-size-complex="11pt" style:font-style-complex="italic"/>
    </style:style>
    <style:style style:name="T58" style:family="text">
      <style:text-properties fo:color="#8d1d75" loext:opacity="100%" fo:font-size="11pt" fo:font-style="italic" officeooo:rsid="004c2389" style:font-size-asian="11pt" style:font-style-asian="italic" style:font-size-complex="11pt" style:font-style-complex="italic"/>
    </style:style>
    <style:style style:name="T59" style:family="text">
      <style:text-properties fo:color="#8d1d75" loext:opacity="100%" officeooo:rsid="00479728"/>
    </style:style>
    <style:style style:name="T60" style:family="text">
      <style:text-properties fo:color="#ff0000" loext:opacity="100%" fo:font-style="italic" style:font-style-asian="italic" style:font-style-complex="italic"/>
    </style:style>
    <style:style style:name="T61" style:family="text">
      <style:text-properties fo:color="#ff0000" loext:opacity="100%" fo:font-style="italic" officeooo:rsid="0042f720" style:font-style-asian="italic" style:font-style-complex="italic"/>
    </style:style>
    <style:style style:name="T62" style:family="text">
      <style:text-properties fo:color="#00a933" loext:opacity="100%"/>
    </style:style>
    <style:style style:name="T63" style:family="text">
      <style:text-properties fo:color="#00a933" loext:opacity="100%" fo:font-style="italic" officeooo:rsid="0042f720" style:font-style-asian="italic" style:font-style-complex="italic"/>
    </style:style>
    <style:style style:name="T64" style:family="text">
      <style:text-properties fo:color="#00a933" loext:opacity="100%" fo:font-weight="normal" style:font-weight-asian="normal" style:font-weight-complex="normal"/>
    </style:style>
    <style:style style:name="T65" style:family="text">
      <style:text-properties fo:color="#00a933" loext:opacity="100%" fo:font-style="normal" style:font-style-asian="normal" style:font-style-complex="normal"/>
    </style:style>
    <style:style style:name="T66" style:family="text">
      <style:text-properties fo:font-weight="normal" style:font-weight-asian="normal" style:font-weight-complex="normal"/>
    </style:style>
    <style:style style:name="T67" style:family="text">
      <style:text-properties fo:color="#780373" loext:opacity="100%"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color="#780373" loext:opacity="100%" fo:font-style="italic" style:font-style-asian="italic" style:font-style-complex="italic"/>
    </style:style>
    <style:style style:name="T69" style:family="text">
      <style:text-properties fo:color="#780373" loext:opacity="100%" fo:font-style="italic" officeooo:rsid="0046213b" style:font-style-asian="italic" style:font-style-complex="italic"/>
    </style:style>
    <style:style style:name="T70" style:family="text">
      <style:text-properties fo:color="#780373" loext:opacity="100%" fo:font-style="italic" officeooo:rsid="004c2389" style:font-style-asian="italic" style:font-style-complex="italic"/>
    </style:style>
    <style:style style:name="T71" style:family="text">
      <style:text-properties fo:color="#780373" loext:opacity="100%" fo:font-weight="normal" style:font-weight-asian="normal" style:font-weight-complex="normal"/>
    </style:style>
    <style:style style:name="T72" style:family="text">
      <style:text-properties fo:color="#ff860d" loext:opacity="100%"/>
    </style:style>
    <style:style style:name="T73" style:family="text">
      <style:text-properties fo:color="#ff860d" loext:opacity="100%" fo:font-style="italic" style:font-style-asian="italic" style:font-style-complex="italic"/>
    </style:style>
    <style:style style:name="T74" style:family="text">
      <style:text-properties fo:color="#ff860d" loext:opacity="100%" fo:font-style="italic" officeooo:rsid="00557076" style:font-style-asian="italic" style:font-style-complex="italic"/>
    </style:style>
    <style:style style:name="T75" style:family="text">
      <style:text-properties fo:color="#ff860d" loext:opacity="100%" fo:font-size="11pt" fo:font-style="italic" officeooo:rsid="004c2389" style:font-size-asian="11pt" style:font-style-asian="italic" style:font-size-complex="11pt" style:font-style-complex="italic"/>
    </style:style>
    <style:style style:name="T76" style:family="text">
      <style:text-properties officeooo:rsid="004d14a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rpreted program requirements</text:p>
      <text:p text:style-name="P28">Reading in weather data of a certain format from a user-defined text file, <text:span text:style-name="T52">storing that data, and displaying that data in the required format.</text:span></text:p>
      <text:p text:style-name="P29">Thus, I would need features such as </text:p>
      <text:list text:style-name="L1">
        <text:list-item>
          <text:p text:style-name="P35">Handling user input <text:span text:style-name="T1">(allowing the user to define the text file)</text:span></text:p>
        </text:list-item>
        <text:list-item>
          <text:p text:style-name="P35"><text:span text:style-name="T9">FileIO </text:span><text:span text:style-name="T1">(reading from file defined by the user)</text:span></text:p>
        </text:list-item>
        <text:list-item>
          <text:p text:style-name="P36">Data persistence throughout the lifetime of the program </text:p>
        </text:list-item>
        <text:list-item>
          <text:p text:style-name="P36">Console output, output manipulators <text:span text:style-name="T1">(displaying of the data)</text:span></text:p>
        </text:list-item>
      </text:list>
      <text:p text:style-name="P2"/>
      <text:p text:style-name="P1">Diagram/illustrations of program design</text:p>
      <text:p text:style-name="P9">From a high-level, the following is <text:span text:style-name="T1">roughly</text:span><text:span text:style-name="T9"> what my call order looks like </text:span><text:span text:style-name="T4">(heavily simplified)</text:span></text:p>
      <text:p text:style-name="P24">Main<text:span text:style-name="T49">()</text:span></text:p>
      <text:p text:style-name="P25"><text:tab/>WeatherApp::<text:span text:style-name="T51">PrintMainMenu</text:span><text:span text:style-name="T49">()</text:span></text:p>
      <text:p text:style-name="P22"><text:span text:style-name="T13"><text:tab/>WeatherApp::</text:span><text:span text:style-name="T14">HandleOption() </text:span><text:span text:style-name="T31">// </text:span><text:span text:style-name="T34">Handling of the chosen menu option</text:span></text:p>
      <text:p text:style-name="P21"><text:span text:style-name="T13"><text:tab/><text:tab/></text:span><text:span text:style-name="T15">DataLoader::</text:span><text:span text:style-name="T14">ParseFile()</text:span><text:span text:style-name="T30"> </text:span><text:span text:style-name="T31">// </text:span><text:span text:style-name="T32">If user chooses 1</text:span></text:p>
      <text:p text:style-name="P20"><text:span text:style-name="T14"><text:tab/><text:tab/><text:tab/></text:span><text:span text:style-name="T16">DataLoader::</text:span><text:span text:style-name="T6">ExtractGridRange() </text:span></text:p>
      <text:p text:style-name="P20"><text:span text:style-name="T6"><text:tab/><text:tab/><text:tab/></text:span><text:span text:style-name="T7">DataLoader::</text:span><text:span text:style-name="T6">ReadCityTextFile() </text:span></text:p>
      <text:p text:style-name="P19"><text:span text:style-name="T6"><text:tab/><text:tab/><text:tab/></text:span><text:span text:style-name="T7">DataLoader::</text:span><text:span text:style-name="T6">ReadGenericTextFile() </text:span></text:p>
      <text:p text:style-name="P19"><text:span text:style-name="T13"><text:tab/><text:tab/></text:span><text:span text:style-name="T14">Renderer</text:span><text:span text:style-name="T15">::</text:span><text:span text:style-name="T14">RenderGrid()</text:span><text:span text:style-name="T30"> </text:span><text:span text:style-name="T32">// If user chooses 2-6</text:span></text:p>
      <text:p text:style-name="P19"><text:span text:style-name="T14"><text:tab/><text:tab/></text:span><text:span text:style-name="T17">SummaryReport::GenerateSummaryReport() </text:span><text:span text:style-name="T33">// </text:span><text:span text:style-name="T32">If user chooses 7</text:span></text:p>
      <text:p text:style-name="P19"><text:span text:style-name="T17"><text:tab/><text:tab/><text:tab/></text:span><text:span text:style-name="T18">SummaryReport::ComputeGridAverage()</text:span></text:p>
      <text:p text:style-name="P23"><text:tab/><text:tab/><text:tab/>SummaryReport::ComputeRainProbability()</text:p>
      <text:p text:style-name="P1"/>
      <text:p text:style-name="P1">Summary of implementation details</text:p>
      <text:p text:style-name="P10"><text:span text:style-name="T66">I have a </text:span><text:span text:style-name="T64">GridData</text:span><text:span text:style-name="T66"> struct that contains the following data:</text:span></text:p>
      <text:p text:style-name="P37"><text:s text:c="3"/>int **cityData, **cloudData, **pressureData</text:p>
      <text:p text:style-name="P30"><text:span text:style-name="T66"><text:s text:c="3"/>Vec2D min, max; </text:span><text:span text:style-name="T42">// Boundaries of the grid</text:span></text:p>
      <text:p text:style-name="P37"><text:s text:c="3"/>bool isDataLoaded;</text:p>
      <text:p text:style-name="P37"><text:s text:c="3"/>string cityNames[]</text:p>
      <text:p text:style-name="P38">It basically encapsulates an instance of the data that would be loaded from the config files. </text:p>
      <text:p text:style-name="P31"><text:span text:style-name="T66">An instance of this is created at the top of </text:span><text:span text:style-name="T71">main()</text:span><text:span text:style-name="T66">, and is freely passed by reference to any function that requires it </text:span><text:span text:style-name="T8">(avoiding any global variables, and making it explicit what functions require it)</text:span><text:span text:style-name="T66">. </text:span></text:p>
      <text:p text:style-name="P32"><text:span text:style-name="T66">The 2D arrays are to be populated later, via </text:span><text:span text:style-name="T67">DataLoader::ParseFile()</text:span></text:p>
      <text:p text:style-name="P4"/>
      <text:p text:style-name="P4">My <text:span text:style-name="T54">WeatherApp::PrintMainMenu()</text:span><text:span text:style-name="T55"> </text:span><text:span text:style-name="T36">implementation </text:span><text:span text:style-name="T9">may look a </text:span><text:span text:style-name="T12">bit odd, but that was because I was trying to use a more declarative programming approach that would allow me to easily add more options in the future. Within </text:span><text:span text:style-name="T61">Declarations.h</text:span><text:span text:style-name="T36">, I have an enum called </text:span><text:span text:style-name="T63">MENU_OPTION</text:span><text:span text:style-name="T36"> where you can define your menu options. </text:span></text:p>
      <text:p text:style-name="P5"><text:span text:style-name="T35">From there, it’s simply of adding an additional switch case to handle the new menu option within </text:span><text:span text:style-name="T54">WeatherApp::HandleOption().</text:span></text:p>
      <text:p text:style-name="P13"><text:span text:style-name="T53"/></text:p>
      <text:p text:style-name="P15"><text:span text:style-name="T53">DataLoader::ParseFile( </text:span><text:span text:style-name="T59">string fileName, GridData &amp;gridData</text:span><text:span text:style-name="T53"> )</text:span><text:span text:style-name="T35"> </text:span><text:span text:style-name="T39">is quite monolithic</text:span><text:span text:style-name="T37">, as fault-tolerant </text:span><text:span text:style-name="T38">file-parsing and data-loading make up a sizeable chunk of this assignment. </text:span></text:p>
      <text:p text:style-name="P39">Here’s how this function roughly works:</text:p>
      <text:list text:style-name="L2">
        <text:list-item>
          <text:p text:style-name="P40"><text:span text:style-name="T35">Initializes a new instance of </text:span><text:span text:style-name="T65">GridData</text:span><text:span text:style-name="T35">, we’ll call it </text:span><text:span text:style-name="T72">newGridData</text:span></text:p>
        </text:list-item>
        <text:list-item>
          <text:p text:style-name="P40"><text:span text:style-name="T35">Initializes multiple boolean flags, each to keep track that </text:span><text:span text:style-name="T29">something</text:span><text:span text:style-name="T35"> has successfully loaded into</text:span><text:span text:style-name="T29"> </text:span><text:span text:style-name="T72">newGridData</text:span><text:span text:style-name="T29"> (e.g </text:span><text:span text:style-name="T72">rangeXInitialized</text:span><text:span text:style-name="T29">, </text:span><text:span text:style-name="T72">arrayInitialized</text:span><text:span text:style-name="T29">, </text:span><text:span text:style-name="T72">cityInitialized</text:span><text:span text:style-name="T29">, etc.....)</text:span></text:p>
        </text:list-item>
        <text:list-item>
          <text:p text:style-name="P43"><text:span text:style-name="T29">Read from config file, and try to parse and initialize the corresponding value in </text:span><text:span text:style-name="T73">newGridData</text:span></text:p>
          <text:list>
            <text:list-item>
              <text:p text:style-name="P43"><text:soft-page-break/><text:span text:style-name="T29">i.e When you find the GridX_idxRange key and initialize the range within </text:span><text:span text:style-name="T73">newGridData</text:span><text:span text:style-name="T29">, set </text:span><text:span text:style-name="T73">rangeXInitialized</text:span><text:span text:style-name="T29"> to true</text:span></text:p>
            </text:list-item>
          </text:list>
        </text:list-item>
        <text:list-item>
          <text:p text:style-name="P44"><text:span text:style-name="T29">Along the way, have to invoke helper functions such as </text:span><text:span text:style-name="T56">DataLoader::</text:span><text:span text:style-name="T57">ExtractGridRange() </text:span><text:span text:style-name="T44">and</text:span><text:span text:style-name="T58"> </text:span><text:span text:style-name="T56">DataLoader::</text:span><text:span text:style-name="T57">ReadCityTextFile(), </text:span><text:span text:style-name="T45">all of which will also receive a reference to </text:span><text:span text:style-name="T75">newGridData</text:span><text:span text:style-name="T45"> so that they may populate it with the appropriate data</text:span></text:p>
        </text:list-item>
        <text:list-item>
          <text:p text:style-name="P43"><text:span text:style-name="T29">At the end of the function, if everything has indeed been properly initialized, you can start using this new instance of </text:span><text:span text:style-name="T62">GridData</text:span><text:span text:style-name="T29"> – else, discard it.</text:span></text:p>
        </text:list-item>
      </text:list>
      <text:p text:style-name="P14"><text:span text:style-name="T37"/></text:p>
      <text:p text:style-name="P6"><text:span text:style-name="T69">R</text:span><text:span text:style-name="T68">enderer::RenderGrid( int** my2dArray, </text:span><text:span text:style-name="T70">Vec2D min, Vec2D max, </text:span><text:span text:style-name="T68">RENDER_MODE renderMode ) </text:span><text:span text:style-name="T40">This function takes in a 2D array, the boundary/size of said array, as well as a RENDER_MODE</text:span><text:span text:style-name="T41"> </text:span><text:span text:style-name="T40">enum to conditionally render as city, index, or LMH.</text:span></text:p>
      <text:p text:style-name="P6"><text:span text:style-name="T40"/></text:p>
      <text:p text:style-name="P45">SummaryReport::GenerateSummaryReport( GridData &amp;gridData )</text:p>
      <text:p text:style-name="P34">As we are not allowed to use <text:span text:style-name="T1">std::map</text:span>, the way I chose to map the city ID to a name was via a fixed-sized array.</text:p>
      <text:p text:style-name="P34"><text:span text:style-name="T1">(currently 100, allowing the cityID range 0-99. </text:span><text:span text:style-name="T5">Can be changed by modifying </text:span><text:span text:style-name="T74">CITY_ID_COUNT</text:span><text:span text:style-name="T1">)</text:span>.</text:p>
      <text:p text:style-name="P33">The cityID would be the index into the array, for example:</text:p>
      <text:p text:style-name="P27">[0] – “” </text:p>
      <text:p text:style-name="P26">[1] – “Small_city”</text:p>
      <text:p text:style-name="P26">[2] – “Mid_city”</text:p>
      <text:p text:style-name="P26">[86] – “”</text:p>
      <text:p text:style-name="P7"><text:span text:style-name="T40">W</text:span><text:span text:style-name="T35">e can then iterate through all the city ID’s and print out a summary report for that city ID.</text:span></text:p>
      <text:p text:style-name="P8"><text:span text:style-name="T35">TODO</text:span></text:p>
      <text:p text:style-name="P7"><text:span text:style-name="T35"/></text:p>
      <text:p text:style-name="P6"><text:span text:style-name="T40"/></text:p>
      <text:p text:style-name="P16"><text:span text:style-name="T43">A</text:span><text:span text:style-name="T29">dditional </text:span><text:span text:style-name="T47">Design Consideration</text:span><text:span text:style-name="T48">(s)</text:span><text:span text:style-name="T29">:</text:span></text:p>
      <text:list text:style-name="L3">
        <text:list-item>
          <text:p text:style-name="P41"><text:span text:style-name="T35">I chose to save the grid range as a </text:span><text:span text:style-name="T29">boundary</text:span><text:span text:style-name="T35"> </text:span><text:span text:style-name="T29">(min, max)</text:span><text:span text:style-name="T35">. This is good as if the grid were to not start from 0, it can easily be accounted for as I can easily transform from </text:span><text:span text:style-name="T29">‘grid space’</text:span><text:span text:style-name="T35"> to </text:span><text:span text:style-name="T29">‘array space’ </text:span><text:span text:style-name="T35">coordinates via offsetting by the </text:span><text:span text:style-name="T29">“</text:span><text:span text:style-name="T46">negative </text:span><text:span text:style-name="T29">min”</text:span><text:span text:style-name="T35"> value</text:span></text:p>
          <text:list>
            <text:list-item>
              <text:p text:style-name="P41"><text:span text:style-name="T35">E.g If the grid’s X and Y range were 2-10 </text:span><text:span text:style-name="T29">(as opposed to 0-8)</text:span><text:span text:style-name="T35">, a city location at </text:span><text:span text:style-name="T29">[2, 2]</text:span><text:span text:style-name="T35">, should now be at </text:span><text:span text:style-name="T29">[0, 0]</text:span><text:span text:style-name="T35"> of the array. </text:span></text:p>
            </text:list-item>
            <text:list-item>
              <text:p text:style-name="P42"><text:span text:style-name="T35">You can then just offset by </text:span><text:span text:style-name="T29">-2</text:span><text:span text:style-name="T35"> on both the </text:span><text:span text:style-name="T29">x</text:span><text:span text:style-name="T35"> and </text:span><text:span text:style-name="T29">y</text:span><text:span text:style-name="T35"> axis to get the target value of </text:span><text:span text:style-name="T29">[0, 0]</text:span></text:p>
            </text:list-item>
          </text:list>
        </text:list-item>
      </text:list>
      <text:p text:style-name="P1"/>
      <text:p text:style-name="P1"/>
      <text:p text:style-name="P1">Reflections</text:p>
      <text:p text:style-name="P18"><text:span text:style-name="T50">Having previously used C++ exclusively in</text:span> Windows <text:span text:style-name="T50">with</text:span> Visual Studio as an IDE, <text:span text:style-name="T50">the details </text:span><text:span text:style-name="T19">of building and running </text:span><text:span text:style-name="T25">were abstracted </text:span><text:span text:style-name="T19">behind a </text:span><text:span text:style-name="T22">one-click button. </text:span><text:span text:style-name="T25">T</text:span><text:span text:style-name="T19">h</text:span><text:span text:style-name="T25">us, the</text:span><text:span text:style-name="T19"> compilation and linking process was a black box to me. <text:line-break/>Compiling via g++ in the CLI helped me peel back the black box, and I’</text:span><text:span text:style-name="T23">ve</text:span><text:span text:style-name="T19"> even progressed to using simple makefiles to ease </text:span><text:span text:style-name="T24">the pain of having to re-type the compilation command every time.</text:span></text:p>
      <text:p text:style-name="P18"><text:span text:style-name="T24"/></text:p>
      <text:p text:style-name="P17"><text:span text:style-name="T76">Additionally, mostly having</text:span> used the given STL containers such as <text:span text:style-name="T1">std::vector, </text:span><text:span text:style-name="T9"><text:s/>I never had to take much care previously to ensure no memory leaks. </text:span><text:span text:style-name="T28">Thus, for this assignment, </text:span>I had to learn how to be careful to de-allocate any memory that I had previously allocated, as many basic functions such as <text:span text:style-name="T1">Tokeni</text:span><text:span text:style-name="T3">z</text:span><text:span text:style-name="T1">eString()</text:span><text:span text:style-name="T2"> </text:span><text:span text:style-name="T10">now required that memory be manually allocated and managed.</text:span></text:p>
      <text:p text:style-name="P17"><text:span text:style-name="T20">I </text:span><text:span text:style-name="T21">also </text:span><text:span text:style-name="T20">got to learn about CLI tools such as </text:span><text:span text:style-name="T26">Valgrind</text:span><text:span text:style-name="T27"> which allowed me to extensively test my program for leaks.</text:span></text:p>
      <text:p text:style-name="P17"><text:span text:style-name="T27"/></text:p>
      <text:p text:style-name="P3"><text:soft-page-break/>One assumption I made was on the portability <text:span text:style-name="T1">(or lack thereof)</text:span><text:span text:style-name="T9"> of this program. Evidently, my makefile used for building, and certain commands </text:span><text:span text:style-name="T60">system(“clear”)</text:span><text:span text:style-name="T9"> are </text:span><text:span text:style-name="T11">OS</text:span><text:span text:style-name="T9">-specific, and this program likely wouldn’t build on windows.</text:span></text:p>
      <text:p text:style-name="P11">Thus, a possible improvement is on the portability of this program – being able to compile on multiple platforms.</text:p>
      <text:p text:style-name="P3"><text:span text:style-name="T9"/></text:p>
      <text:p text:style-name="P12">Another possible improvement is to try and use CMake for my next project, as that is the industry standard.</text:p>
      <text:p text:style-name="P3"><text:span text:style-name="T9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1T21:41:39.156358301</meta:creation-date>
    <meta:generator>LibreOffice/24.2.7.2$Linux_X86_64 LibreOffice_project/420$Build-2</meta:generator>
    <dc:date>2025-01-15T11:04:39.084556695</dc:date>
    <meta:editing-duration>PT13H19M11S</meta:editing-duration>
    <meta:editing-cycles>55</meta:editing-cycles>
    <meta:document-statistic meta:table-count="0" meta:image-count="0" meta:object-count="0" meta:page-count="3" meta:paragraph-count="61" meta:word-count="886" meta:character-count="5651" meta:non-whitespace-character-count="4785"/>
  </office:meta>
</office:document-meta>
</file>